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2" fo:font-size="5pt" style:font-size-asian="5pt" style:font-size-complex="5pt"/>
    </style:style>
    <style:style style:name="P3" style:family="paragraph">
      <style:paragraph-properties fo:text-align="center"/>
      <style:text-properties style:font-name="Arial2" fo:font-size="5pt"/>
    </style:style>
    <style:style style:name="P4" style:family="paragraph">
      <style:paragraph-properties fo:text-align="center"/>
      <style:text-properties style:font-name="Arial2" fo:font-size="5pt" style:font-size-asian="4pt" style:font-size-complex="4pt"/>
    </style:style>
    <style:style style:name="T1" style:family="text">
      <style:text-properties style:font-name="Arial2" fo:font-size="5pt" style:font-size-asian="5pt" style:font-size-complex="5pt"/>
    </style:style>
    <style:style style:name="T2" style:family="text">
      <style:text-properties style:font-name="Arial2" fo:font-size="5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0.4cm" svg:x="1.299cm" svg:y="0.45cm">
          <text:p text:style-name="P1"><text:span text:style-name="T1">Waiting for Disk I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7" draw:id="id7" draw:layer="layout" svg:width="2cm" svg:height="0.4cm" svg:x="1.299cm" svg:y="0.85cm">
          <text:p text:style-name="P1"><text:span text:style-name="T1">Waiting for Buf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" draw:id="id5" draw:layer="layout" svg:width="2cm" svg:height="0.4cm" svg:x="1.299cm" svg:y="1.25cm">
          <text:p text:style-name="P1"><text:span text:style-name="T1">Waiting for In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3" draw:id="id3" draw:layer="layout" svg:width="2cm" svg:height="0.4cm" svg:x="1.299cm" svg:y="1.65cm">
          <text:p text:style-name="P1"><text:span text:style-name="T1">Waiting for Superblo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9" draw:id="id9" draw:layer="layout" svg:width="2cm" svg:height="0.4cm" svg:x="1.299cm" svg:y="2.05cm">
          <text:p text:style-name="P1"><text:span text:style-name="T1">Waiting for Mem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5" draw:id="id15" draw:layer="layout" svg:width="2cm" svg:height="0.4cm" svg:x="1.299cm" svg:y="2.45cm">
          <text:p text:style-name="P1"><text:span text:style-name="T1">Waiting for TT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3" draw:id="id13" draw:layer="layout" svg:width="2cm" svg:height="0.4cm" svg:x="1.299cm" svg:y="2.85cm">
          <text:p text:style-name="P1"><text:span text:style-name="T1">Waiting for Sign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" draw:id="id11" draw:layer="layout" svg:width="2cm" svg:height="0.4cm" svg:x="1.299cm" svg:y="3.25cm">
          <text:p text:style-name="P1"><text:span text:style-name="T1">User Lev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0.3cm" svg:height="0.3cm" svg:x="3.54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299cm" svg:y1="0.65cm" svg:x2="3.549cm" svg:y2="0.65cm" draw:start-shape="id1" draw:start-glue-point="1" draw:end-shape="id2" draw:end-glue-point="6" svg:d="M3299 650h250" svg:viewBox="0 0 251 1">
          <text:p/>
        </draw:connector>
        <draw:custom-shape draw:style-name="gr2" draw:text-style-name="P3" xml:id="id4" draw:id="id4" draw:layer="layout" svg:width="0.3cm" svg:height="0.3cm" svg:x="3.549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299cm" svg:y1="1.85cm" svg:x2="3.549cm" svg:y2="1.85cm" draw:start-shape="id3" draw:start-glue-point="1" draw:end-shape="id4" draw:end-glue-point="6" svg:d="M3299 1850h250" svg:viewBox="0 0 251 1">
          <text:p/>
        </draw:connector>
        <draw:custom-shape draw:style-name="gr2" draw:text-style-name="P3" xml:id="id6" draw:id="id6" draw:layer="layout" svg:width="0.3cm" svg:height="0.3cm" svg:x="3.54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299cm" svg:y1="1.45cm" svg:x2="3.549cm" svg:y2="1.45cm" draw:start-shape="id5" draw:start-glue-point="1" draw:end-shape="id6" draw:end-glue-point="6" svg:d="M3299 1450h250" svg:viewBox="0 0 251 1">
          <text:p/>
        </draw:connector>
        <draw:custom-shape draw:style-name="gr2" draw:text-style-name="P3" xml:id="id8" draw:id="id8" draw:layer="layout" svg:width="0.3cm" svg:height="0.3cm" svg:x="3.54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299cm" svg:y1="1.05cm" svg:x2="3.549cm" svg:y2="1.05cm" draw:start-shape="id7" draw:start-glue-point="1" draw:end-shape="id8" draw:end-glue-point="6" svg:d="M3299 1050h250" svg:viewBox="0 0 251 1">
          <text:p/>
        </draw:connector>
        <draw:custom-shape draw:style-name="gr2" draw:text-style-name="P3" xml:id="id10" draw:id="id10" draw:layer="layout" svg:width="0.3cm" svg:height="0.3cm" svg:x="3.549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299cm" svg:y1="2.25cm" svg:x2="3.549cm" svg:y2="2.25cm" draw:start-shape="id9" draw:start-glue-point="1" draw:end-shape="id10" draw:end-glue-point="6" svg:d="M3299 2250h250" svg:viewBox="0 0 251 1">
          <text:p/>
        </draw:connector>
        <draw:custom-shape draw:style-name="gr2" draw:text-style-name="P3" xml:id="id12" draw:id="id12" draw:layer="layout" svg:width="0.3cm" svg:height="0.3cm" svg:x="3.54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299cm" svg:y1="3.45cm" svg:x2="3.549cm" svg:y2="3.45cm" draw:start-shape="id11" draw:start-glue-point="1" draw:end-shape="id12" draw:end-glue-point="6" svg:d="M3299 3450h250" svg:viewBox="0 0 251 1">
          <text:p/>
        </draw:connector>
        <draw:custom-shape draw:style-name="gr2" draw:text-style-name="P3" xml:id="id14" draw:id="id14" draw:layer="layout" svg:width="0.3cm" svg:height="0.3cm" svg:x="3.549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299cm" svg:y1="3.05cm" svg:x2="3.549cm" svg:y2="3.05cm" draw:start-shape="id13" draw:start-glue-point="1" draw:end-shape="id14" draw:end-glue-point="6" svg:d="M3299 3050h250" svg:viewBox="0 0 251 1">
          <text:p/>
        </draw:connector>
        <draw:custom-shape draw:style-name="gr2" draw:text-style-name="P3" xml:id="id16" draw:id="id16" draw:layer="layout" svg:width="0.3cm" svg:height="0.3cm" svg:x="3.54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299cm" svg:y1="2.65cm" svg:x2="3.549cm" svg:y2="2.65cm" draw:start-shape="id15" draw:start-glue-point="1" draw:end-shape="id16" draw:end-glue-point="6" svg:d="M3299 2650h250" svg:viewBox="0 0 251 1">
          <text:p/>
        </draw:connector>
        <draw:custom-shape draw:style-name="gr2" draw:text-style-name="P3" xml:id="id17" draw:id="id17" draw:layer="layout" svg:width="0.3cm" svg:height="0.3cm" svg:x="4.099cm" svg:y="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18" draw:id="id18" draw:layer="layout" draw:type="line" svg:x1="3.849cm" svg:y1="1.049cm" svg:x2="4.099cm" svg:y2="1.049cm" draw:end-shape="id17" draw:end-glue-point="6" svg:d="M3849 1049h250" svg:viewBox="0 0 251 1">
          <text:p/>
        </draw:connector>
        <draw:connector draw:style-name="gr3" draw:text-style-name="P3" draw:layer="layout" draw:type="line" svg:x1="3.849cm" svg:y1="1.049cm" svg:x2="4.1cm" svg:y2="1.05cm" draw:start-shape="id18" draw:start-glue-point="2" svg:d="M3849 1049l251 1" svg:viewBox="0 0 252 2">
          <text:p/>
        </draw:connector>
        <draw:custom-shape draw:style-name="gr2" draw:text-style-name="P3" xml:id="id19" draw:id="id19" draw:layer="layout" svg:width="0.3cm" svg:height="0.3cm" svg:x="4.649cm" svg:y="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20" draw:id="id20" draw:layer="layout" draw:type="line" svg:x1="4.399cm" svg:y1="1.049cm" svg:x2="4.649cm" svg:y2="1.049cm" draw:end-shape="id19" draw:end-glue-point="6" svg:d="M4399 1049h250" svg:viewBox="0 0 251 1">
          <text:p/>
        </draw:connector>
        <draw:connector draw:style-name="gr3" draw:text-style-name="P3" draw:layer="layout" draw:type="line" svg:x1="4.399cm" svg:y1="1.049cm" svg:x2="4.65cm" svg:y2="1.05cm" draw:start-shape="id20" draw:start-glue-point="2" svg:d="M4399 1049l251 1" svg:viewBox="0 0 252 2">
          <text:p/>
        </draw:connector>
        <draw:custom-shape draw:style-name="gr2" draw:text-style-name="P3" xml:id="id21" draw:id="id21" draw:layer="layout" svg:width="0.3cm" svg:height="0.3cm" svg:x="4.09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849cm" svg:y1="1.45cm" svg:x2="4.099cm" svg:y2="1.45cm" draw:end-shape="id21" draw:end-glue-point="6" svg:d="M3849 1450h250" svg:viewBox="0 0 251 1">
          <text:p/>
        </draw:connector>
        <draw:custom-shape draw:style-name="gr2" draw:text-style-name="P3" xml:id="id22" draw:id="id22" draw:layer="layout" svg:width="0.3cm" svg:height="0.3cm" svg:x="4.099cm" svg:y="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849cm" svg:y1="1.849cm" svg:x2="4.099cm" svg:y2="1.849cm" draw:end-shape="id22" draw:end-glue-point="6" svg:d="M3849 1849h250" svg:viewBox="0 0 251 1">
          <text:p/>
        </draw:connector>
        <draw:custom-shape draw:style-name="gr2" draw:text-style-name="P3" xml:id="id23" draw:id="id23" draw:layer="layout" svg:width="0.3cm" svg:height="0.3cm" svg:x="4.649cm" svg:y="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399cm" svg:y1="1.849cm" svg:x2="4.649cm" svg:y2="1.849cm" draw:end-shape="id23" draw:end-glue-point="6" svg:d="M4399 1849h250" svg:viewBox="0 0 251 1">
          <text:p/>
        </draw:connector>
        <draw:custom-shape draw:style-name="gr2" draw:text-style-name="P3" xml:id="id24" draw:id="id24" draw:layer="layout" svg:width="0.3cm" svg:height="0.3cm" svg:x="4.09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25" draw:id="id25" draw:layer="layout" draw:type="line" svg:x1="3.848cm" svg:y1="2.65cm" svg:x2="4.098cm" svg:y2="2.65cm" draw:end-shape="id24" draw:end-glue-point="6" svg:d="M3848 2650h250" svg:viewBox="0 0 251 1">
          <text:p/>
        </draw:connector>
        <draw:connector draw:style-name="gr3" draw:text-style-name="P3" draw:layer="layout" draw:type="line" svg:x1="3.848cm" svg:y1="2.65cm" svg:x2="4.099cm" svg:y2="2.651cm" draw:start-shape="id25" draw:start-glue-point="2" svg:d="M3848 2650l251 1" svg:viewBox="0 0 252 2">
          <text:p/>
        </draw:connector>
        <draw:custom-shape draw:style-name="gr2" draw:text-style-name="P3" xml:id="id26" draw:id="id26" draw:layer="layout" svg:width="0.3cm" svg:height="0.3cm" svg:x="4.098cm" svg:y="3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27" draw:id="id27" draw:layer="layout" draw:type="line" svg:x1="3.848cm" svg:y1="3.449cm" svg:x2="4.098cm" svg:y2="3.449cm" draw:end-shape="id26" draw:end-glue-point="6" svg:d="M3848 3449h250" svg:viewBox="0 0 251 1">
          <text:p/>
        </draw:connector>
        <draw:connector draw:style-name="gr3" draw:text-style-name="P3" draw:layer="layout" draw:type="line" svg:x1="3.848cm" svg:y1="3.449cm" svg:x2="4.099cm" svg:y2="3.45cm" draw:start-shape="id27" draw:start-glue-point="2" svg:d="M3848 3449l251 1" svg:viewBox="0 0 252 2">
          <text:p/>
        </draw:connector>
        <draw:custom-shape draw:style-name="gr2" draw:text-style-name="P3" xml:id="id28" draw:id="id28" draw:layer="layout" svg:width="0.3cm" svg:height="0.3cm" svg:x="4.648cm" svg:y="3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29" draw:id="id29" draw:layer="layout" draw:type="line" svg:x1="4.398cm" svg:y1="3.449cm" svg:x2="4.648cm" svg:y2="3.449cm" draw:end-shape="id28" draw:end-glue-point="6" svg:d="M4398 3449h250" svg:viewBox="0 0 251 1">
          <text:p/>
        </draw:connector>
        <draw:connector draw:style-name="gr3" draw:text-style-name="P3" draw:layer="layout" draw:type="line" svg:x1="4.398cm" svg:y1="3.449cm" svg:x2="4.649cm" svg:y2="3.45cm" draw:start-shape="id29" draw:start-glue-point="2" svg:d="M4398 3449l251 1" svg:viewBox="0 0 252 2">
          <text:p/>
        </draw:connector>
        <draw:custom-shape draw:style-name="gr2" draw:text-style-name="P3" draw:layer="layout" svg:width="0.3cm" svg:height="0.3cm" svg:x="5.19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949cm" svg:y1="3.45cm" svg:x2="5.2cm" svg:y2="3.451cm" svg:d="M4949 3450l251 1" svg:viewBox="0 0 252 2">
          <text:p/>
        </draw:connector>
        <draw:custom-shape draw:style-name="gr4" draw:text-style-name="P2" draw:layer="layout" svg:width="2cm" svg:height="0.4cm" svg:x="1.3cm" svg:y="0cm">
          <text:p text:style-name="P1"><text:span text:style-name="T1">Priority Level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2" draw:layer="layout" svg:width="2.5cm" svg:height="0.4cm" svg:x="3.3cm" svg:y="0cm">
          <text:p text:style-name="P1"><text:span text:style-name="T1">Ready Proces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xml:id="id30" draw:id="id30" draw:layer="layout" svg:width="1cm" svg:height="0.55cm" svg:x="0.1cm" svg:y="1.2cm">
          <text:p text:style-name="P1"><text:span text:style-name="T2">Not</text:span></text:p>
          <text:p text:style-name="P1"><text:span text:style-name="T2">Interruptib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draw:type="line" svg:x1="0.6cm" svg:y1="0.5cm" svg:x2="0.6cm" svg:y2="1.2cm" draw:end-shape="id30" draw:end-glue-point="0" svg:d="M600 500v700" svg:viewBox="0 0 1 701">
          <text:p/>
        </draw:connector>
        <draw:connector draw:style-name="gr3" draw:text-style-name="P3" draw:layer="layout" draw:type="line" svg:x1="0.6cm" svg:y1="1.75cm" svg:x2="0.6cm" svg:y2="2.4cm" draw:start-shape="id30" draw:start-glue-point="2" svg:d="M600 1750v650" svg:viewBox="0 0 1 651">
          <text:p/>
        </draw:connector>
        <draw:custom-shape draw:style-name="gr4" draw:text-style-name="P4" xml:id="id31" draw:id="id31" draw:layer="layout" svg:width="1cm" svg:height="0.45cm" svg:x="0.1cm" svg:y="2.82cm">
          <text:p text:style-name="P1"><text:span text:style-name="T2">Interruptib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draw:type="line" svg:x1="0.6cm" svg:y1="2.5cm" svg:x2="0.6cm" svg:y2="2.82cm" draw:end-shape="id31" draw:end-glue-point="0" svg:d="M600 2500v320" svg:viewBox="0 0 1 321">
          <text:p/>
        </draw:connector>
        <draw:connector draw:style-name="gr3" draw:text-style-name="P3" draw:layer="layout" draw:type="line" svg:x1="0.6cm" svg:y1="3.27cm" svg:x2="0.6cm" svg:y2="3.6cm" draw:start-shape="id31" draw:start-glue-point="2" svg:d="M600 3270v330" svg:viewBox="0 0 1 3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5.7cm" fo:page-height="3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0T16:50:52.695831649</meta:creation-date>
    <dc:date>2015-08-10T18:33:30.445315403</dc:date>
    <meta:editing-duration>PT46M11S</meta:editing-duration>
    <meta:editing-cycles>11</meta:editing-cycles>
    <meta:generator>LibreOffice/4.2.8.2$Linux_X86_64 LibreOffice_project/420m0$Build-2</meta:generator>
    <meta:document-statistic meta:object-count="55"/>
  </office:meta>
</office:document-meta>
</file>